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Ubuntu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Ubuntu" fo:font-size="15pt" fo:font-weight="bold" officeooo:paragraph-rsid="00000d4f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Ubuntu" fo:font-weight="normal" style:font-weight-asian="normal" style:font-weight-complex="normal"/>
    </style:style>
    <style:style style:name="T1" style:family="text">
      <style:text-properties officeooo:rsid="00000d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ítulo 01 - Documentação e Invariantes</text:p>
      <text:p text:style-name="P2"><text:span text:style-name="T1">&gt; </text:span>Documentação</text:p>
      <text:p text:style-name="P4">Generiamente documentar é registar alguma informação. Ao escrevermos algoritmos há a nescessidade de documentarmos o que escrevemos, para que posteriormente tanto o próprio desenvolvedor quanto outras pessoas possam compreender o que a aquele trecho de código faz. Mas o ponto tratado aqui é: qual a forma correta de comentar? A resposta é: Não há! Mas há convenções que foram criadas para dar um norte, um orientação para que não seja escrito descrições desnescessário em meio ao algoritmo.</text:p>
      <text:p text:style-name="P4">Por convenção definimos que a documentação de algoritmo seja realizada atravéz de comentários( /* Comentário aqui dentro */), respondendo a seguinte pergunta: o que esse trecho de código faz? Note que não é: como esse trecho de código faz, mas sim: o que faz. Entender essa sutil mas enorme diferença lhe guiará na hora de documentar.</text:p>
      <text:p text:style-name="P4">Essa pergunta terá que ser repondida TODAS as documentações independente da linguagem do qual está programando.</text:p>
      <text:p text:style-name="P4">Outro ponto a ser tratado aqui é: existem documentações específicas para algumas linguagens de programação, como exemplo o JAVA, na documentação JAVA, em cada método você terá que respondar a pergunta anterior de mais algumas tags( caso seja nescessário) como: nome(s) do autor( @author), nome e descrição do parâmetro( @param), descrição do valor de retorno( @return), referência cruzada( @see), tipo de excessão lancada e as circunstâncias (@throws) e descrição da versão( @version).</text:p>
      <text:p text:style-name="P4"/>
      <text:p text:style-name="P3"><text:span text:style-name="T1">&gt; Invaian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10:03:56.206771261</meta:creation-date>
    <dc:date>2021-05-02T10:10:10.056963920</dc:date>
    <meta:editing-duration>PT6M21S</meta:editing-duration>
    <meta:editing-cycles>1</meta:editing-cycles>
    <meta:document-statistic meta:table-count="0" meta:image-count="0" meta:object-count="0" meta:page-count="1" meta:paragraph-count="7" meta:word-count="231" meta:character-count="1487" meta:non-whitespace-character-count="1263"/>
    <meta:generator>LibreOffice/6.1.5.2$Linux_X86_64 LibreOffice_project/10$Build-2</meta:generator>
  </office:meta>
</office:document-meta>
</file>